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officeooo:paragraph-rsid="00024346" style:font-name-complex="Liberation Serif1"/>
    </style:style>
    <style:style style:name="P2" style:family="paragraph" style:parent-style-name="Standard">
      <style:paragraph-properties fo:text-align="justify" style:justify-single-word="false"/>
      <style:text-properties fo:color="#000000" officeooo:paragraph-rsid="00024346" style:font-name-complex="Liberation Serif1"/>
    </style:style>
    <style:style style:name="P3" style:family="paragraph" style:parent-style-name="Standard">
      <style:text-properties fo:color="#000000" officeooo:paragraph-rsid="00024346" style:font-name-complex="Liberation Serif1"/>
    </style:style>
    <style:style style:name="P4" style:family="paragraph" style:parent-style-name="Standard">
      <style:text-properties fo:color="#000000" fo:font-weight="bold" officeooo:paragraph-rsid="00024346" style:font-weight-asian="bold" style:font-name-complex="Liberation Serif1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5pt" fo:font-weight="bold" officeooo:paragraph-rsid="00024346" style:font-size-asian="15pt" style:font-weight-asian="bold" style:font-name-complex="Liberation Serif1" style:font-size-complex="15pt" style:font-weight-complex="bold"/>
    </style:style>
    <style:style style:name="P6" style:family="paragraph" style:parent-style-name="Standard">
      <style:text-properties fo:color="#000000" style:text-underline-style="solid" style:text-underline-width="auto" style:text-underline-color="font-color" fo:font-weight="bold" officeooo:paragraph-rsid="00024346" style:font-weight-asian="bold" style:font-name-complex="Liberation Serif1" style:font-weight-complex="bold"/>
    </style:style>
    <style:style style:name="P7" style:family="paragraph" style:parent-style-name="Standard">
      <style:text-properties fo:color="#000000" style:text-underline-style="none" fo:font-weight="normal" officeooo:paragraph-rsid="00024346" style:font-weight-asian="normal" style:font-name-complex="Liberation Serif1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24346"/>
    </style:style>
    <style:style style:name="P9" style:family="paragraph" style:parent-style-name="Standard">
      <style:text-properties officeooo:paragraph-rsid="00024346"/>
    </style:style>
    <style:style style:name="T1" style:family="text">
      <style:text-properties fo:color="#000000" fo:font-weight="bold" style:font-weight-asian="bold" style:font-name-complex="Liberation Serif1" style:font-weight-complex="bold"/>
    </style:style>
    <style:style style:name="T2" style:family="text">
      <style:text-properties fo:color="#000000" style:text-underline-style="none" fo:font-weight="bold" style:font-weight-asian="bold" style:font-name-complex="Liberation Serif1" style:font-weight-complex="bold"/>
    </style:style>
    <style:style style:name="T3" style:family="text">
      <style:text-properties fo:color="#000000" style:text-underline-style="none" fo:font-weight="normal" style:font-weight-asian="normal" style:font-name-complex="Liberation Serif1" style:font-weight-complex="normal"/>
    </style:style>
    <style:style style:name="T4" style:family="text">
      <style:text-properties fo:color="#000000" style:font-name-complex="Liberation Seri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INDEX</text:p>
      <text:p text:style-name="P1"/>
      <text:p text:style-name="P9"><text:span text:style-name="T1">I <text:s text:c="2"/></text:span><text:span text:style-name="T2"><text:s/>BASIC COMPUTING</text:span><text:bookmark text:name="_Hlk86099566"/><text:span text:style-name="T3">................................................................................................ 01 </text:span></text:p>
      <text:p text:style-name="P6"/>
      <text:p text:style-name="P9"><text:span text:style-name="T4"><text:tab/></text:span><text:span text:style-name="T1">1.</text:span><text:span text:style-name="T4"> <text:s/>Installation of WINDOWS operating system.................................................... 01</text:span></text:p>
      <text:p text:style-name="P8"/>
      <text:p text:style-name="P9"><text:span text:style-name="T4"><text:tab/></text:span><text:span text:style-name="T1">2.</text:span><text:span text:style-name="T4"> <text:s/>Installation of LINUX (UBUNTU 18.04 or 20.04) operating systems............. 22</text:span></text:p>
      <text:p text:style-name="P3"/>
      <text:p text:style-name="P9"><text:span text:style-name="T4"><text:tab/></text:span><text:span text:style-name="T1">3. <text:s/></text:span><text:span text:style-name="T4">Basic DOS commands....................................................................................... 23</text:span></text:p>
      <text:p text:style-name="P3"/>
      <text:p text:style-name="P9"><text:span text:style-name="T4"><text:tab/></text:span><text:span text:style-name="T1">4. <text:s/></text:span><text:span text:style-name="T4">Basic <text:s/>Linux commands.................................................................................... 23</text:span></text:p>
      <text:p text:style-name="P3"/>
      <text:p text:style-name="P3"><text:s text:c="4"/><text:tab/> <text:s text:c="5"/>4. <text:s/>Shell scripting.............................................................................................. 35</text:p>
      <text:p text:style-name="P3"/>
      <text:p text:style-name="P3"><text:tab/><text:tab/>4.1. <text:s/>Shell script to find largest among three numbers............................... 75</text:p>
      <text:p text:style-name="P3"/>
      <text:p text:style-name="P3"><text:tab/><text:tab/>4.2. <text:s/>Shell script to perform all arithmetic operations using case</text:p>
      <text:p text:style-name="P3"/>
      <text:p text:style-name="P3"><text:tab/><text:tab/> <text:s text:c="8"/>statement............................................................................................ 67</text:p>
      <text:p text:style-name="P3"/>
      <text:p text:style-name="P3"><text:tab/><text:tab/>4.3. <text:s/>Shell script to check whether the given number is prime or not........ 79</text:p>
      <text:p text:style-name="P3"/>
      <text:p text:style-name="P3"><text:tab/><text:tab/>4.4. <text:s/>Shell script to print natural numbers from 1 to 10 using while loop.. 23</text:p>
      <text:p text:style-name="P3"/>
      <text:p text:style-name="P3"><text:tab/><text:tab/>4.5. <text:s/>Shell script to find the sum of first 10 even numbers using for loop.. 09</text:p>
      <text:p text:style-name="P3"/>
      <text:p text:style-name="P3"><text:tab/><text:tab/>4.6. <text:s/>Shell script to display the IP address of a set of domain names.</text:p>
      <text:p text:style-name="P3"/>
      <text:p text:style-name="P3"><text:tab/><text:tab/> <text:s text:c="7"/>Store the domain names in a file and pass the filename as </text:p>
      <text:p text:style-name="P3"/>
      <text:p text:style-name="P3"><text:tab/><text:tab/> <text:s text:c="7"/>commandline argument....................................................................... 08</text:p>
      <text:p text:style-name="P3"/>
      <text:p text:style-name="P9"/>
      <text:p text:style-name="P9"><text:span text:style-name="T4"><text:tab/></text:span><text:span text:style-name="T1">5. <text:s/></text:span><text:span text:style-name="T4">Network configuration in windows through Network Interface Card (NIC)..... 09</text:span></text:p>
      <text:p text:style-name="P3"/>
      <text:p text:style-name="P9"><text:span text:style-name="T4"><text:tab/></text:span><text:span text:style-name="T1">6. <text:s/></text:span><text:span text:style-name="T4">Network configuration in Linux through Network Interface Card (NIC).......... 09</text:span></text:p>
      <text:p text:style-name="P3"/>
      <text:p text:style-name="P9"><text:span text:style-name="T4"><text:tab/></text:span><text:span text:style-name="T1">7.</text:span><text:span text:style-name="T4"> <text:s/>Telnet and FTP..................................................................................................... 87</text:span></text:p>
      <text:p text:style-name="P3"/>
      <text:p text:style-name="P9"><text:span text:style-name="T4"><text:tab/></text:span><text:span text:style-name="T1">8.</text:span><text:span text:style-name="T4"> <text:s/>Exercises on HTML............................................................................................ 87</text:span></text:p>
      <text:p text:style-name="P3"/>
      <text:p text:style-name="P3"><text:tab/><text:tab/>8.1. <text:s/>Design a simple web page using basic tags and formatting tags.</text:p>
      <text:p text:style-name="P3"/>
      <text:p text:style-name="P9"><text:span text:style-name="T4"><text:tab/><text:tab/> <text:s text:c="7"/>[</text:span><text:span text:style-name="T1">Hint</text:span><text:span text:style-name="T4">: Header tags(h1,h2,...), paragraph tag(&lt;p&gt;), line break(&lt;br /&gt;), </text:span></text:p>
      <text:p text:style-name="P3"/>
      <text:p text:style-name="P3"><text:tab/><text:tab/> <text:s text:c="7"/>font tag(&lt;font&gt;), boldtag(&lt;b&gt;&lt;/b&gt;, preformatted tag(&lt;pre&gt;)etc.</text:p>
      <text:p text:style-name="P3"/>
      <text:p text:style-name="P9"><text:span text:style-name="T4"><text:s text:c="2"/><text:tab/><text:tab/> <text:s text:c="7"/></text:span><text:span text:style-name="T1">Document prepration</text:span><text:span text:style-name="T4">]........................................................................ 320</text:span></text:p>
      <text:p text:style-name="P3"/>
      <text:p text:style-name="P3"><text:tab/><text:tab/></text:p>
      <text:p text:style-name="P3"/>
      <text:p text:style-name="P9"><text:soft-page-break/><text:span text:style-name="T4"><text:tab/><text:tab/>8.2. <text:s/>Design a simple web page using frameset for a </text:span><text:span text:style-name="T1">Restaurant Menu</text:span><text:span text:style-name="T4">.</text:span></text:p>
      <text:p text:style-name="P3"/>
      <text:p text:style-name="P3"><text:s/><text:tab/><text:tab/> <text:s text:c="7"/>Create minimum four frames. Each frame can be used to mention </text:p>
      <text:p text:style-name="P3"/>
      <text:p text:style-name="P3"><text:tab/><text:tab/> <text:s text:c="7"/>different categories of food items. Use list tags and Image tag </text:p>
      <text:p text:style-name="P3"/>
      <text:p text:style-name="P3"><text:tab/><text:tab/> <text:s text:c="7"/>with attributes..................................................................................... 100</text:p>
      <text:p text:style-name="P3"/>
      <text:p text:style-name="P3"/>
      <text:p text:style-name="P3"><text:tab/><text:tab/>8.3. <text:s/>Design a web page containing a table of student list of your class.</text:p>
      <text:p text:style-name="P3"/>
      <text:p text:style-name="P3"><text:tab/><text:tab/> <text:s text:c="7"/>The table should have a title,and Roll no, Name and qualifying </text:p>
      <text:p text:style-name="P3"/>
      <text:p text:style-name="P3"><text:tab/><text:tab/> <text:s text:c="7"/>degree of each student......................................................................... 099</text:p>
      <text:p text:style-name="P3"/>
      <text:p text:style-name="P3"><text:tab/><text:tab/>8.4. <text:s/>Design simple login page using form with attributes. The form</text:p>
      <text:p text:style-name="P3"/>
      <text:p text:style-name="P3"><text:tab/><text:tab/> <text:s text:c="7"/>should also <text:s/>contain submit button and reset button............................ 087</text:p>
      <text:p text:style-name="P3"/>
      <text:p text:style-name="P3"><text:tab/><text:tab/>8.5. <text:s/>Design simple PG admission registration form using all form tags.</text:p>
      <text:p text:style-name="P9"/>
      <text:p text:style-name="P9"><text:span text:style-name="T4"><text:s/><text:tab/><text:tab/> <text:s text:c="7"/>[</text:span><text:span text:style-name="T1">Hint</text:span><text:span text:style-name="T4">: Input Text control, input type submit, input type radio, </text:span></text:p>
      <text:p text:style-name="P3"/>
      <text:p text:style-name="P2"><text:tab/><text:tab/> <text:s text:c="7"/>checx, <text:s text:c="3"/>dropdown ist(select box), etc.].............................................. 098</text:p>
      <text:p text:style-name="P3"/>
      <text:p text:style-name="P3"><text:tab/><text:tab/>8.6. <text:s/>Design an web page to enter two numbers and display their sum.</text:p>
      <text:p text:style-name="P3"/>
      <text:p text:style-name="P3"><text:tab/><text:tab/> <text:s text:c="8"/>Use javascript to find the sum of entered numbers............................. 098</text:p>
      <text:p text:style-name="P3"><text:tab/></text:p>
      <text:p text:style-name="P3"><text:tab/><text:tab/>8.7. <text:s/>Design simple website using hyperlink................................................ 908</text:p>
      <text:p text:style-name="P3"/>
      <text:p text:style-name="P3"/>
      <text:p text:style-name="P9"><text:span text:style-name="T1">II <text:s/></text:span><text:span text:style-name="T2"><text:s/>APPLICATIONS OF R PROGRAMMING </text:span><text:span text:style-name="T3">............................................................. 086</text:span></text:p>
      <text:p text:style-name="P7"/>
      <text:p text:style-name="P9"><text:span text:style-name="T4"><text:tab/></text:span><text:span text:style-name="T1">1. </text:span><text:span text:style-name="T4">R software installation and basic R usage............................................................ 986</text:span></text:p>
      <text:p text:style-name="P3"/>
      <text:p text:style-name="P9"><text:span text:style-name="T4"><text:tab/></text:span><text:span text:style-name="T1">2. </text:span><text:span text:style-name="T4">Mathematical operations and string manipulation................................................ 877</text:span></text:p>
      <text:p text:style-name="P3"/>
      <text:p text:style-name="P9"><text:span text:style-name="T4"><text:tab/></text:span><text:span text:style-name="T1">3. </text:span><text:span text:style-name="T4">Basic data structures: Vectors, data frames, lists and matrices............................. 879</text:span></text:p>
      <text:p text:style-name="P3"/>
      <text:p text:style-name="P9"><text:span text:style-name="T4"><text:tab/></text:span><text:span text:style-name="T1">4.</text:span><text:span text:style-name="T4"> Logical statements and loops: IF-else statements, for and while loops, break..... 876</text:span></text:p>
      <text:p text:style-name="P3"/>
      <text:p text:style-name="P9"><text:span text:style-name="T4"><text:tab/></text:span><text:span text:style-name="T1">5. </text:span><text:span text:style-name="T4">Writing user defined functions and packages....................................................... 896</text:span></text:p>
      <text:p text:style-name="P3"/>
      <text:p text:style-name="P9"><text:span text:style-name="T4"><text:tab/></text:span><text:span text:style-name="T1">6. </text:span><text:span text:style-name="T4">Reading and writing tables and files..................................................................... 242</text:span></text:p>
      <text:p text:style-name="P3"/>
      <text:p text:style-name="P9"><text:span text:style-name="T4"><text:tab/></text:span><text:span text:style-name="T1">7.</text:span><text:span text:style-name="T4"> R graphics library: Line plots, histograms, pie charts, bar plots and other plots.. 854</text:span></text:p>
      <text:p text:style-name="P3"/>
      <text:p text:style-name="P9"><text:span text:style-name="T4"><text:tab/></text:span><text:span text:style-name="T1">8.</text:span><text:span text:style-name="T4"> Computation of statistical parameters................................................................... 694</text:span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6:27:09.856996940</meta:creation-date>
    <dc:date>2021-11-05T16:28:27.379500336</dc:date>
    <meta:editing-duration>PT1M18S</meta:editing-duration>
    <meta:editing-cycles>1</meta:editing-cycles>
    <meta:document-statistic meta:table-count="0" meta:image-count="0" meta:object-count="0" meta:page-count="2" meta:paragraph-count="50" meta:word-count="421" meta:character-count="4344" meta:non-whitespace-character-count="3720"/>
    <meta:generator>LibreOffice/6.4.7.2$Linux_X86_64 LibreOffice_project/40$Build-2</meta:generator>
  </office:meta>
</office:document-meta>
</file>